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6"/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6"/>
    <style:style style:name="ce16" style:family="table-cell" style:parent-style-name="Default" style:data-style-name="N4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10"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2-12-02" calcext:value-type="date">
            <text:p>2022-12-02</text:p>
          </table:table-cell>
          <table:table-cell table:style-name="ce13" office:value-type="float" office:value="1464.76" calcext:value-type="float">
            <text:p>$1,464.76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 table:number-columns-repeated="997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3-12-16" calcext:value-type="date">
            <text:p>2023-12-16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 table:number-columns-repeated="997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1-05" calcext:value-type="date">
            <text:p>2024-01-05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1-20" calcext:value-type="date">
            <text:p>2024-01-20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2-03" calcext:value-type="date">
            <text:p>2024-02-03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2-10" calcext:value-type="date">
            <text:p>2024-02-10</text:p>
          </table:table-cell>
          <table:table-cell table:style-name="ce13" office:value-type="float" office:value="1390" calcext:value-type="float">
            <text:p>$1,39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2-17" calcext:value-type="date">
            <text:p>2024-02-17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2-25" calcext:value-type="date">
            <text:p>2024-02-25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3-02" calcext:value-type="date">
            <text:p>2024-03-02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3-09" calcext:value-type="date">
            <text:p>2024-03-09</text:p>
          </table:table-cell>
          <table:table-cell table:style-name="ce13" office:value-type="float" office:value="1227" calcext:value-type="float">
            <text:p>$1,227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3-15" calcext:value-type="date">
            <text:p>2024-03-15</text:p>
          </table:table-cell>
          <table:table-cell table:style-name="ce13" office:value-type="float" office:value="4743.48" calcext:value-type="float">
            <text:p>$4,743.48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3-22" calcext:value-type="date">
            <text:p>2024-03-22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3-28" calcext:value-type="date">
            <text:p>2024-03-28</text:p>
          </table:table-cell>
          <table:table-cell table:style-name="ce13" office:value-type="float" office:value="5018.48" calcext:value-type="float">
            <text:p>$5,018.48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4-04" calcext:value-type="date">
            <text:p>2024-04-04</text:p>
          </table:table-cell>
          <table:table-cell table:style-name="ce13" office:value-type="float" office:value="1080" calcext:value-type="float">
            <text:p>$1,08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4-12" calcext:value-type="date">
            <text:p>2024-04-12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4-20" calcext:value-type="date">
            <text:p>2024-04-20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4-27" calcext:value-type="date">
            <text:p>2024-04-27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5-04" calcext:value-type="date">
            <text:p>2024-05-04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5-16" calcext:value-type="date">
            <text:p>2024-05-16</text:p>
          </table:table-cell>
          <table:table-cell table:style-name="ce13" office:value-type="float" office:value="1450" calcext:value-type="float">
            <text:p>$1,45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5-23" calcext:value-type="date">
            <text:p>2024-05-23</text:p>
          </table:table-cell>
          <table:table-cell table:style-name="ce13" office:value-type="float" office:value="1450" calcext:value-type="float">
            <text:p>$1,45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6-04" calcext:value-type="date">
            <text:p>2024-06-04</text:p>
          </table:table-cell>
          <table:table-cell table:style-name="ce13" office:value-type="float" office:value="1450.02" calcext:value-type="float">
            <text:p>$1,450.02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6-20" calcext:value-type="date">
            <text:p>2024-06-20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6-29" calcext:value-type="date">
            <text:p>2024-06-29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7-05" calcext:value-type="date">
            <text:p>2024-07-05</text:p>
          </table:table-cell>
          <table:table-cell table:style-name="ce13" office:value-type="float" office:value="1080" calcext:value-type="float">
            <text:p>$1,08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7-20" calcext:value-type="date">
            <text:p>2024-07-20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8-08" calcext:value-type="date">
            <text:p>2024-08-08</text:p>
          </table:table-cell>
          <table:table-cell table:style-name="ce13" office:value-type="float" office:value="1080.01" calcext:value-type="float">
            <text:p>$1,08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8-27" calcext:value-type="date">
            <text:p>2024-08-27</text:p>
          </table:table-cell>
          <table:table-cell table:style-name="ce13" office:value-type="float" office:value="1070.01" calcext:value-type="float">
            <text:p>$1,07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9-12" calcext:value-type="date">
            <text:p>2024-09-12</text:p>
          </table:table-cell>
          <table:table-cell table:style-name="ce13" office:value-type="float" office:value="1370" calcext:value-type="float">
            <text:p>$1,37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09-21" calcext:value-type="date">
            <text:p>2024-09-21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0-03" calcext:value-type="date">
            <text:p>2024-10-03</text:p>
          </table:table-cell>
          <table:table-cell table:style-name="ce13" office:value-type="float" office:value="1080.01" calcext:value-type="float">
            <text:p>$1,08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0-15" calcext:value-type="date">
            <text:p>2024-10-15</text:p>
          </table:table-cell>
          <table:table-cell table:style-name="ce13" office:value-type="float" office:value="1450" calcext:value-type="float">
            <text:p>$1,45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0-29" calcext:value-type="date">
            <text:p>2024-10-29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06" calcext:value-type="date">
            <text:p>2024-11-06</text:p>
          </table:table-cell>
          <table:table-cell table:style-name="ce13" office:value-type="float" office:value="1150.01" calcext:value-type="float">
            <text:p>$1,15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10" calcext:value-type="date">
            <text:p>2024-11-10</text:p>
          </table:table-cell>
          <table:table-cell table:style-name="ce13" office:value-type="float" office:value="1150.01" calcext:value-type="float">
            <text:p>$1,15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12" calcext:value-type="date">
            <text:p>2024-11-12</text:p>
          </table:table-cell>
          <table:table-cell table:style-name="ce13" office:value-type="float" office:value="1100.01" calcext:value-type="float">
            <text:p>$1,10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14" calcext:value-type="date">
            <text:p>2024-11-14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15" calcext:value-type="date">
            <text:p>2024-11-15</text:p>
          </table:table-cell>
          <table:table-cell table:style-name="ce13" office:value-type="float" office:value="1360.78" calcext:value-type="float">
            <text:p>$1,360.78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16" calcext:value-type="date">
            <text:p>2024-11-16</text:p>
          </table:table-cell>
          <table:table-cell table:style-name="ce13" office:value-type="float" office:value="1360.78" calcext:value-type="float">
            <text:p>$1,360.78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21" calcext:value-type="date">
            <text:p>2024-11-21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17"/>
          <table:table-cell table:style-name="ce12"/>
          <table:table-cell table:style-name="ce13" table:number-columns-repeated="5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22" calcext:value-type="date">
            <text:p>2024-11-22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28" calcext:value-type="date">
            <text:p>2024-11-28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1-29" calcext:value-type="date">
            <text:p>2024-11-29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2-03" calcext:value-type="date">
            <text:p>2024-12-03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2-05" calcext:value-type="date">
            <text:p>2024-12-05</text:p>
          </table:table-cell>
          <table:table-cell table:style-name="ce13" office:value-type="float" office:value="1080" calcext:value-type="float">
            <text:p>$1,08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2-06" calcext:value-type="date">
            <text:p>2024-12-06</text:p>
          </table:table-cell>
          <table:table-cell table:style-name="ce13" office:value-type="float" office:value="1080" calcext:value-type="float">
            <text:p>$1,08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2-07" calcext:value-type="date">
            <text:p>2024-12-07</text:p>
          </table:table-cell>
          <table:table-cell table:style-name="ce13" office:value-type="float" office:value="1080" calcext:value-type="float">
            <text:p>$1,08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2-11" calcext:value-type="date">
            <text:p>2024-12-11</text:p>
          </table:table-cell>
          <table:table-cell table:style-name="ce13" office:value-type="float" office:value="1030" calcext:value-type="float">
            <text:p>$1,03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2-13" calcext:value-type="date">
            <text:p>2024-12-13</text:p>
          </table:table-cell>
          <table:table-cell table:style-name="ce13" office:value-type="float" office:value="1030" calcext:value-type="float">
            <text:p>$1,03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4-12-14" calcext:value-type="date">
            <text:p>2024-12-14</text:p>
          </table:table-cell>
          <table:table-cell table:style-name="ce13" office:value-type="float" office:value="1030" calcext:value-type="float">
            <text:p>$1,03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5-01-25" calcext:value-type="date">
            <text:p>2025-01-25</text:p>
          </table:table-cell>
          <table:table-cell table:style-name="ce13" office:value-type="float" office:value="1031.01" calcext:value-type="float">
            <text:p>$1,031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5-02-05" calcext:value-type="date">
            <text:p>2025-02-05</text:p>
          </table:table-cell>
          <table:table-cell table:style-name="ce13" office:value-type="float" office:value="1450.01" calcext:value-type="float">
            <text:p>$1,45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5-02-12" calcext:value-type="date">
            <text:p>2025-02-12</text:p>
          </table:table-cell>
          <table:table-cell table:style-name="ce13" office:value-type="float" office:value="1400.01" calcext:value-type="float">
            <text:p>$1,400.01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5-02-19" calcext:value-type="date">
            <text:p>2025-02-19</text:p>
          </table:table-cell>
          <table:table-cell table:style-name="ce13" office:value-type="float" office:value="1480" calcext:value-type="float">
            <text:p>$1,480.00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style-name="ce12"/>
          <table:table-cell table:style-name="ce13" table:number-columns-repeated="21"/>
          <table:table-cell/>
          <table:table-cell table:style-name="ce13"/>
          <table:table-cell table:number-columns-repeated="995"/>
        </table:table-row>
        <table:table-row table:style-name="ro1">
          <table:table-cell table:style-name="ce10" office:value-type="string" calcext:value-type="string">
            <text:p>chequing</text:p>
          </table:table-cell>
          <table:table-cell table:style-name="ce11" office:value-type="date" office:date-value="2025-02-27" calcext:value-type="date">
            <text:p>2025-02-27</text:p>
          </table:table-cell>
          <table:table-cell table:style-name="ce13" office:value-type="float" office:value="1500" calcext:value-type="float">
            <text:p>$1,500.00</text:p>
          </table:table-cell>
          <table:table-cell table:style-name="ce13" office:value-type="string" calcext:value-type="string">
            <text:p>CAD</text:p>
          </table:table-cell>
          <table:table-cell table:style-name="ce13" table:number-columns-repeated="23"/>
          <table:table-cell/>
          <table:table-cell table:style-name="ce13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12" table:number-columns-repeated="32"/>
          <table:table-cell table:number-columns-repeated="989"/>
        </table:table-row>
        <table:table-row table:style-name="ro1">
          <table:table-cell/>
          <table:table-cell table:style-name="ce12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10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3-10-15" calcext:value-type="date">
            <text:p>2023-10-15</text:p>
          </table:table-cell>
          <table:table-cell table:style-name="ce13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3-12-16" calcext:value-type="date">
            <text:p>2023-12-16</text:p>
          </table:table-cell>
          <table:table-cell table:style-name="ce13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1-05" calcext:value-type="date">
            <text:p>2024-01-05</text:p>
          </table:table-cell>
          <table:table-cell table:style-name="ce13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1-20" calcext:value-type="date">
            <text:p>2024-01-20</text:p>
          </table:table-cell>
          <table:table-cell table:style-name="ce13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2-03" calcext:value-type="date">
            <text:p>2024-02-03</text:p>
          </table:table-cell>
          <table:table-cell table:style-name="ce13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2-10" calcext:value-type="date">
            <text:p>2024-02-10</text:p>
          </table:table-cell>
          <table:table-cell table:style-name="ce13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2-17" calcext:value-type="date">
            <text:p>2024-02-17</text:p>
          </table:table-cell>
          <table:table-cell table:style-name="ce13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2-25" calcext:value-type="date">
            <text:p>2024-02-25</text:p>
          </table:table-cell>
          <table:table-cell table:style-name="ce13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3-02" calcext:value-type="date">
            <text:p>2024-03-02</text:p>
          </table:table-cell>
          <table:table-cell table:style-name="ce13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3-09" calcext:value-type="date">
            <text:p>2024-03-09</text:p>
          </table:table-cell>
          <table:table-cell table:style-name="ce13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3-15" calcext:value-type="date">
            <text:p>2024-03-15</text:p>
          </table:table-cell>
          <table:table-cell table:style-name="ce13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3-22" calcext:value-type="date">
            <text:p>2024-03-22</text:p>
          </table:table-cell>
          <table:table-cell table:style-name="ce13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3-28" calcext:value-type="date">
            <text:p>2024-03-28</text:p>
          </table:table-cell>
          <table:table-cell table:style-name="ce13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4-04" calcext:value-type="date">
            <text:p>2024-04-04</text:p>
          </table:table-cell>
          <table:table-cell table:style-name="ce13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4-12" calcext:value-type="date">
            <text:p>2024-04-12</text:p>
          </table:table-cell>
          <table:table-cell table:style-name="ce13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4-20" calcext:value-type="date">
            <text:p>2024-04-20</text:p>
          </table:table-cell>
          <table:table-cell table:style-name="ce13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4-27" calcext:value-type="date">
            <text:p>2024-04-27</text:p>
          </table:table-cell>
          <table:table-cell table:style-name="ce13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5-04" calcext:value-type="date">
            <text:p>2024-05-04</text:p>
          </table:table-cell>
          <table:table-cell table:style-name="ce13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5-16" calcext:value-type="date">
            <text:p>2024-05-16</text:p>
          </table:table-cell>
          <table:table-cell table:style-name="ce13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5-23" calcext:value-type="date">
            <text:p>2024-05-23</text:p>
          </table:table-cell>
          <table:table-cell table:style-name="ce13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6-04" calcext:value-type="date">
            <text:p>2024-06-04</text:p>
          </table:table-cell>
          <table:table-cell table:style-name="ce13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6-20" calcext:value-type="date">
            <text:p>2024-06-20</text:p>
          </table:table-cell>
          <table:table-cell table:style-name="ce13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6-29" calcext:value-type="date">
            <text:p>2024-06-29</text:p>
          </table:table-cell>
          <table:table-cell table:style-name="ce13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7-05" calcext:value-type="date">
            <text:p>2024-07-05</text:p>
          </table:table-cell>
          <table:table-cell table:style-name="ce13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7-20" calcext:value-type="date">
            <text:p>2024-07-20</text:p>
          </table:table-cell>
          <table:table-cell table:style-name="ce13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8-08" calcext:value-type="date">
            <text:p>2024-08-08</text:p>
          </table:table-cell>
          <table:table-cell table:style-name="ce13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8-27" calcext:value-type="date">
            <text:p>2024-08-27</text:p>
          </table:table-cell>
          <table:table-cell table:style-name="ce13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9-12" calcext:value-type="date">
            <text:p>2024-09-12</text:p>
          </table:table-cell>
          <table:table-cell table:style-name="ce13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09-21" calcext:value-type="date">
            <text:p>2024-09-21</text:p>
          </table:table-cell>
          <table:table-cell table:style-name="ce13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0-03" calcext:value-type="date">
            <text:p>2024-10-03</text:p>
          </table:table-cell>
          <table:table-cell table:style-name="ce13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0-15" calcext:value-type="date">
            <text:p>2024-10-15</text:p>
          </table:table-cell>
          <table:table-cell table:style-name="ce13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0-29" calcext:value-type="date">
            <text:p>2024-10-29</text:p>
          </table:table-cell>
          <table:table-cell table:style-name="ce13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06" calcext:value-type="date">
            <text:p>2024-11-06</text:p>
          </table:table-cell>
          <table:table-cell table:style-name="ce13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10" calcext:value-type="date">
            <text:p>2024-11-10</text:p>
          </table:table-cell>
          <table:table-cell table:style-name="ce13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12" calcext:value-type="date">
            <text:p>2024-11-12</text:p>
          </table:table-cell>
          <table:table-cell table:style-name="ce13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14" calcext:value-type="date">
            <text:p>2024-11-14</text:p>
          </table:table-cell>
          <table:table-cell table:style-name="ce13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15" calcext:value-type="date">
            <text:p>2024-11-15</text:p>
          </table:table-cell>
          <table:table-cell table:style-name="ce13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16" calcext:value-type="date">
            <text:p>2024-11-16</text:p>
          </table:table-cell>
          <table:table-cell table:style-name="ce13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21" calcext:value-type="date">
            <text:p>2024-11-21</text:p>
          </table:table-cell>
          <table:table-cell table:style-name="ce13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22" calcext:value-type="date">
            <text:p>2024-11-22</text:p>
          </table:table-cell>
          <table:table-cell table:style-name="ce13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28" calcext:value-type="date">
            <text:p>2024-11-28</text:p>
          </table:table-cell>
          <table:table-cell table:style-name="ce13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1-29" calcext:value-type="date">
            <text:p>2024-11-29</text:p>
          </table:table-cell>
          <table:table-cell table:style-name="ce13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2-03" calcext:value-type="date">
            <text:p>2024-12-03</text:p>
          </table:table-cell>
          <table:table-cell table:style-name="ce13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2-05" calcext:value-type="date">
            <text:p>2024-12-05</text:p>
          </table:table-cell>
          <table:table-cell table:style-name="ce13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2-06" calcext:value-type="date">
            <text:p>2024-12-06</text:p>
          </table:table-cell>
          <table:table-cell table:style-name="ce13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2-07" calcext:value-type="date">
            <text:p>2024-12-07</text:p>
          </table:table-cell>
          <table:table-cell table:style-name="ce13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2-11" calcext:value-type="date">
            <text:p>2024-12-11</text:p>
          </table:table-cell>
          <table:table-cell table:style-name="ce13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2-13" calcext:value-type="date">
            <text:p>2024-12-13</text:p>
          </table:table-cell>
          <table:table-cell table:style-name="ce13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4-12-14" calcext:value-type="date">
            <text:p>2024-12-14</text:p>
          </table:table-cell>
          <table:table-cell table:style-name="ce13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5-01-25" calcext:value-type="date">
            <text:p>2025-01-25</text:p>
          </table:table-cell>
          <table:table-cell table:style-name="ce13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5-02-05" calcext:value-type="date">
            <text:p>2025-02-05</text:p>
          </table:table-cell>
          <table:table-cell table:style-name="ce13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5-02-12" calcext:value-type="date">
            <text:p>2025-02-12</text:p>
          </table:table-cell>
          <table:table-cell table:style-name="ce13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5-02-19" calcext:value-type="date">
            <text:p>2025-02-19</text:p>
          </table:table-cell>
          <table:table-cell table:style-name="ce13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redit card</text:p>
          </table:table-cell>
          <table:table-cell table:style-name="ce11" office:value-type="date" office:date-value="2025-02-27" calcext:value-type="date">
            <text:p>2025-02-27</text:p>
          </table:table-cell>
          <table:table-cell table:style-name="ce13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3-12-04" calcext:value-type="date">
            <text:p>2023-12-04</text:p>
          </table:table-cell>
          <table:table-cell table:style-name="ce13" office:value-type="float" office:value="14231.88" calcext:value-type="float">
            <text:p>$14,231.88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3-12-16" calcext:value-type="date">
            <text:p>2023-12-16</text:p>
          </table:table-cell>
          <table:table-cell table:style-name="ce13" office:value-type="float" office:value="10424.47" calcext:value-type="float">
            <text:p>$10,424.47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1-05" calcext:value-type="date">
            <text:p>2024-01-05</text:p>
          </table:table-cell>
          <table:table-cell table:style-name="ce13" office:value-type="float" office:value="13224.62" calcext:value-type="float">
            <text:p>$13,224.6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1-20" calcext:value-type="date">
            <text:p>2024-01-20</text:p>
          </table:table-cell>
          <table:table-cell table:style-name="ce13" office:value-type="float" office:value="13864.91" calcext:value-type="float">
            <text:p>$13,864.9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2-03" calcext:value-type="date">
            <text:p>2024-02-03</text:p>
          </table:table-cell>
          <table:table-cell table:style-name="ce13" office:value-type="float" office:value="17241.28" calcext:value-type="float">
            <text:p>$17,241.28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2-10" calcext:value-type="date">
            <text:p>2024-02-10</text:p>
          </table:table-cell>
          <table:table-cell table:style-name="ce13" office:value-type="float" office:value="13034.04" calcext:value-type="float">
            <text:p>$13,034.04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2-17" calcext:value-type="date">
            <text:p>2024-02-17</text:p>
          </table:table-cell>
          <table:table-cell table:style-name="ce13" office:value-type="float" office:value="15099.59" calcext:value-type="float">
            <text:p>$15,099.59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2-25" calcext:value-type="date">
            <text:p>2024-02-25</text:p>
          </table:table-cell>
          <table:table-cell table:style-name="ce13" office:value-type="float" office:value="15099.59" calcext:value-type="float">
            <text:p>$15,099.59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3-02" calcext:value-type="date">
            <text:p>2024-03-02</text:p>
          </table:table-cell>
          <table:table-cell table:style-name="ce13" office:value-type="float" office:value="14062.63" calcext:value-type="float">
            <text:p>$14,062.63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3-09" calcext:value-type="date">
            <text:p>2024-03-09</text:p>
          </table:table-cell>
          <table:table-cell table:style-name="ce13" office:value-type="float" office:value="14175.28" calcext:value-type="float">
            <text:p>$14,175.28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3-15" calcext:value-type="date">
            <text:p>2024-03-15</text:p>
          </table:table-cell>
          <table:table-cell table:style-name="ce13" office:value-type="float" office:value="13429.56" calcext:value-type="float">
            <text:p>$13,429.56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3-22" calcext:value-type="date">
            <text:p>2024-03-22</text:p>
          </table:table-cell>
          <table:table-cell table:style-name="ce13" office:value-type="float" office:value="16779" calcext:value-type="float">
            <text:p>$16,779.00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3-28" calcext:value-type="date">
            <text:p>2024-03-28</text:p>
          </table:table-cell>
          <table:table-cell table:style-name="ce13" office:value-type="float" office:value="16926" calcext:value-type="float">
            <text:p>$16,926.00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4-04" calcext:value-type="date">
            <text:p>2024-04-04</text:p>
          </table:table-cell>
          <table:table-cell table:style-name="ce13" office:value-type="float" office:value="17325.29" calcext:value-type="float">
            <text:p>$17,325.29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4-12" calcext:value-type="date">
            <text:p>2024-04-12</text:p>
          </table:table-cell>
          <table:table-cell table:style-name="ce13" office:value-type="float" office:value="20373.77" calcext:value-type="float">
            <text:p>$20,373.77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4-20" calcext:value-type="date">
            <text:p>2024-04-20</text:p>
          </table:table-cell>
          <table:table-cell table:style-name="ce13" office:value-type="float" office:value="19053.95" calcext:value-type="float">
            <text:p>$19,053.9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4-27" calcext:value-type="date">
            <text:p>2024-04-27</text:p>
          </table:table-cell>
          <table:table-cell table:style-name="ce13" office:value-type="float" office:value="22572.43" calcext:value-type="float">
            <text:p>$22,572.43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5-04" calcext:value-type="date">
            <text:p>2024-05-04</text:p>
          </table:table-cell>
          <table:table-cell table:style-name="ce13" office:value-type="float" office:value="22522.45" calcext:value-type="float">
            <text:p>$22,522.4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5-16" calcext:value-type="date">
            <text:p>2024-05-16</text:p>
          </table:table-cell>
          <table:table-cell table:style-name="ce13" office:value-type="float" office:value="19279.34" calcext:value-type="float">
            <text:p>$19,279.34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5-23" calcext:value-type="date">
            <text:p>2024-05-23</text:p>
          </table:table-cell>
          <table:table-cell table:style-name="ce13" office:value-type="float" office:value="17654.51" calcext:value-type="float">
            <text:p>$17,654.5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6-04" calcext:value-type="date">
            <text:p>2024-06-04</text:p>
          </table:table-cell>
          <table:table-cell table:style-name="ce13" office:value-type="float" office:value="15367.15" calcext:value-type="float">
            <text:p>$15,367.1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6-20" calcext:value-type="date">
            <text:p>2024-06-20</text:p>
          </table:table-cell>
          <table:table-cell table:style-name="ce13" office:value-type="float" office:value="18349.45" calcext:value-type="float">
            <text:p>$18,349.4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6-29" calcext:value-type="date">
            <text:p>2024-06-29</text:p>
          </table:table-cell>
          <table:table-cell table:style-name="ce13" office:value-type="float" office:value="10746.13" calcext:value-type="float">
            <text:p>$10,746.13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7-05" calcext:value-type="date">
            <text:p>2024-07-05</text:p>
          </table:table-cell>
          <table:table-cell table:style-name="ce13" office:value-type="float" office:value="18955.66" calcext:value-type="float">
            <text:p>$18,955.66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7-20" calcext:value-type="date">
            <text:p>2024-07-20</text:p>
          </table:table-cell>
          <table:table-cell table:style-name="ce13" office:value-type="float" office:value="15800.75" calcext:value-type="float">
            <text:p>$15,800.7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8-08" calcext:value-type="date">
            <text:p>2024-08-08</text:p>
          </table:table-cell>
          <table:table-cell table:style-name="ce13" office:value-type="float" office:value="11309.53" calcext:value-type="float">
            <text:p>$11,309.53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8-27" calcext:value-type="date">
            <text:p>2024-08-27</text:p>
          </table:table-cell>
          <table:table-cell table:style-name="ce13" office:value-type="float" office:value="9164.82" calcext:value-type="float">
            <text:p>$9,164.8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9-12" calcext:value-type="date">
            <text:p>2024-09-12</text:p>
          </table:table-cell>
          <table:table-cell table:style-name="ce13" office:value-type="float" office:value="9018.65" calcext:value-type="float">
            <text:p>$9,018.6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09-21" calcext:value-type="date">
            <text:p>2024-09-21</text:p>
          </table:table-cell>
          <table:table-cell table:style-name="ce13" office:value-type="float" office:value="9921.61" calcext:value-type="float">
            <text:p>$9,921.6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0-03" calcext:value-type="date">
            <text:p>2024-10-03</text:p>
          </table:table-cell>
          <table:table-cell table:style-name="ce13" office:value-type="float" office:value="10986.51" calcext:value-type="float">
            <text:p>$10,986.5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0-15" calcext:value-type="date">
            <text:p>2024-10-15</text:p>
          </table:table-cell>
          <table:table-cell table:style-name="ce13" office:value-type="float" office:value="7263.61" calcext:value-type="float">
            <text:p>$7,263.6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0-29" calcext:value-type="date">
            <text:p>2024-10-29</text:p>
          </table:table-cell>
          <table:table-cell table:style-name="ce13" office:value-type="float" office:value="8419.49" calcext:value-type="float">
            <text:p>$8,419.49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06" calcext:value-type="date">
            <text:p>2024-11-06</text:p>
          </table:table-cell>
          <table:table-cell table:style-name="ce13" office:value-type="float" office:value="9710.91" calcext:value-type="float">
            <text:p>$9,710.9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10" calcext:value-type="date">
            <text:p>2024-11-10</text:p>
          </table:table-cell>
          <table:table-cell table:style-name="ce13" office:value-type="float" office:value="9710.91" calcext:value-type="float">
            <text:p>$9,710.9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12" calcext:value-type="date">
            <text:p>2024-11-12</text:p>
          </table:table-cell>
          <table:table-cell table:style-name="ce13" office:value-type="float" office:value="9710.91" calcext:value-type="float">
            <text:p>$9,710.9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14" calcext:value-type="date">
            <text:p>2024-11-14</text:p>
          </table:table-cell>
          <table:table-cell table:style-name="ce13" office:value-type="float" office:value="10508.92" calcext:value-type="float">
            <text:p>$10,508.9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15" calcext:value-type="date">
            <text:p>2024-11-15</text:p>
          </table:table-cell>
          <table:table-cell table:style-name="ce13" office:value-type="float" office:value="9675.94" calcext:value-type="float">
            <text:p>$9,675.94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16" calcext:value-type="date">
            <text:p>2024-11-16</text:p>
          </table:table-cell>
          <table:table-cell table:style-name="ce13" office:value-type="float" office:value="9692.34" calcext:value-type="float">
            <text:p>$9,692.34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21" calcext:value-type="date">
            <text:p>2024-11-21</text:p>
          </table:table-cell>
          <table:table-cell table:style-name="ce13" office:value-type="float" office:value="10751.12" calcext:value-type="float">
            <text:p>$10,751.1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22" calcext:value-type="date">
            <text:p>2024-11-22</text:p>
          </table:table-cell>
          <table:table-cell table:style-name="ce13" office:value-type="float" office:value="10751.12" calcext:value-type="float">
            <text:p>$10,751.1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28" calcext:value-type="date">
            <text:p>2024-11-28</text:p>
          </table:table-cell>
          <table:table-cell table:style-name="ce13" office:value-type="float" office:value="10811.12" calcext:value-type="float">
            <text:p>$10,811.1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1-29" calcext:value-type="date">
            <text:p>2024-11-29</text:p>
          </table:table-cell>
          <table:table-cell table:style-name="ce13" office:value-type="float" office:value="10811.12" calcext:value-type="float">
            <text:p>$10,811.1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2-03" calcext:value-type="date">
            <text:p>2024-12-03</text:p>
          </table:table-cell>
          <table:table-cell table:style-name="ce13" office:value-type="float" office:value="11861.62" calcext:value-type="float">
            <text:p>$11,861.6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2-05" calcext:value-type="date">
            <text:p>2024-12-05</text:p>
          </table:table-cell>
          <table:table-cell table:style-name="ce13" office:value-type="float" office:value="11861.62" calcext:value-type="float">
            <text:p>$11,861.6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2-06" calcext:value-type="date">
            <text:p>2024-12-06</text:p>
          </table:table-cell>
          <table:table-cell table:style-name="ce13" office:value-type="float" office:value="11861.62" calcext:value-type="float">
            <text:p>$11,861.6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2-07" calcext:value-type="date">
            <text:p>2024-12-07</text:p>
          </table:table-cell>
          <table:table-cell table:style-name="ce13" office:value-type="float" office:value="11861.62" calcext:value-type="float">
            <text:p>$11,861.6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2-11" calcext:value-type="date">
            <text:p>2024-12-11</text:p>
          </table:table-cell>
          <table:table-cell table:style-name="ce13" office:value-type="float" office:value="11861.62" calcext:value-type="float">
            <text:p>$11,861.6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2-13" calcext:value-type="date">
            <text:p>2024-12-13</text:p>
          </table:table-cell>
          <table:table-cell table:style-name="ce13" office:value-type="float" office:value="11861.62" calcext:value-type="float">
            <text:p>$11,861.62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4-12-14" calcext:value-type="date">
            <text:p>2024-12-14</text:p>
          </table:table-cell>
          <table:table-cell table:style-name="ce13" office:value-type="float" office:value="15647.53" calcext:value-type="float">
            <text:p>$15,647.53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5-01-25" calcext:value-type="date">
            <text:p>2025-01-25</text:p>
          </table:table-cell>
          <table:table-cell table:style-name="ce13" office:value-type="float" office:value="16457.21" calcext:value-type="float">
            <text:p>$16,457.21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5-02-05" calcext:value-type="date">
            <text:p>2025-02-05</text:p>
          </table:table-cell>
          <table:table-cell table:style-name="ce13" office:value-type="float" office:value="17987.25" calcext:value-type="float">
            <text:p>$17,987.2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5-02-12" calcext:value-type="date">
            <text:p>2025-02-12</text:p>
          </table:table-cell>
          <table:table-cell table:style-name="ce13" office:value-type="float" office:value="15795.46" calcext:value-type="float">
            <text:p>$15,795.46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5-02-19" calcext:value-type="date">
            <text:p>2025-02-19</text:p>
          </table:table-cell>
          <table:table-cell table:style-name="ce13" office:value-type="float" office:value="20749.64" calcext:value-type="float">
            <text:p>$20,749.64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0" office:value-type="string" calcext:value-type="string">
            <text:p>savings</text:p>
          </table:table-cell>
          <table:table-cell table:style-name="ce11" office:value-type="date" office:date-value="2025-02-27" calcext:value-type="date">
            <text:p>2025-02-27</text:p>
          </table:table-cell>
          <table:table-cell table:style-name="ce13" office:value-type="float" office:value="19487.65" calcext:value-type="float">
            <text:p>$19,487.65</text:p>
          </table:table-cell>
          <table:table-cell table:style-name="ce13" office:value-type="string" calcext:value-type="string">
            <text:p>CAD</text:p>
          </table:table-cell>
          <table:table-cell table:style-name="ce13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table:table-column table:style-name="co11" table:default-cell-style-name="ce10"/>
        <table:table-column table:style-name="co11" table:default-cell-style-name="ce11"/>
        <table:table-column table:style-name="co12" table:default-cell-style-name="ce13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4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</table:table-row>
      </table:table>
      <table:table table:name="RRSP" table:style-name="ta4">
        <table:table-column table:style-name="co11" table:default-cell-style-name="ce10"/>
        <table:table-column table:style-name="co11" table:default-cell-style-name="ce11"/>
        <table:table-column table:style-name="co12" table:default-cell-style-name="ce13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50651.51" calcext:value-type="float">
            <text:p>$50,651.5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761.81" calcext:value-type="float">
            <text:p>$50,761.8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51321.81" calcext:value-type="float">
            <text:p>$51,321.8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2874.15" calcext:value-type="float">
            <text:p>$52,874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51587.6" calcext:value-type="float">
            <text:p>$51,587.6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49354.12" calcext:value-type="float">
            <text:p>$49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8915.96" calcext:value-type="float">
            <text:p>$48,915.9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47589.54" calcext:value-type="float">
            <text:p>$47,589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48236.16" calcext:value-type="float">
            <text:p>$48,236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50197.36" calcext:value-type="float">
            <text:p>$50,197.3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53477.16" calcext:value-type="float">
            <text:p>$53,47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5658.1" calcext:value-type="float">
            <text:p>$55,658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55123.98" calcext:value-type="float">
            <text:p>$55,12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57946.13" calcext:value-type="float">
            <text:p>$57,946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61798.15" calcext:value-type="float">
            <text:p>$61,798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20" calcext:value-type="date">
            <text:p>2024-04-20</text:p>
          </table:table-cell>
          <table:table-cell office:value-type="float" office:value="63459.13" calcext:value-type="float">
            <text:p>$63,459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05-15" calcext:value-type="date">
            <text:p>2024-05-15</text:p>
          </table:table-cell>
          <table:table-cell table:style-name="Default" office:value-type="float" office:value="62794.61" calcext:value-type="float">
            <text:p>62794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06-27" calcext:value-type="date">
            <text:p>2024-06-27</text:p>
          </table:table-cell>
          <table:table-cell table:style-name="Default" office:value-type="float" office:value="62510.36" calcext:value-type="float">
            <text:p>62510.3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07-03" calcext:value-type="date">
            <text:p>2024-07-03</text:p>
          </table:table-cell>
          <table:table-cell table:style-name="Default" office:value-type="float" office:value="62354.16" calcext:value-type="float">
            <text:p>62354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08-10" calcext:value-type="date">
            <text:p>2024-08-10</text:p>
          </table:table-cell>
          <table:table-cell table:style-name="Default" office:value-type="float" office:value="61742.87" calcext:value-type="float">
            <text:p>61742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08-26" calcext:value-type="date">
            <text:p>2024-08-26</text:p>
          </table:table-cell>
          <table:table-cell table:style-name="Default" office:value-type="float" office:value="55784.65" calcext:value-type="float">
            <text:p>55784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09-14" calcext:value-type="date">
            <text:p>2024-09-14</text:p>
          </table:table-cell>
          <table:table-cell table:style-name="Default" office:value-type="float" office:value="53789.15" calcext:value-type="float">
            <text:p>53789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09-21" calcext:value-type="date">
            <text:p>2024-09-21</text:p>
          </table:table-cell>
          <table:table-cell table:style-name="Default" office:value-type="float" office:value="48123.61" calcext:value-type="float">
            <text:p>48123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4" office:value-type="date" office:date-value="2024-10-24" calcext:value-type="date">
            <text:p>2024-10-24</text:p>
          </table:table-cell>
          <table:table-cell table:style-name="Default" office:value-type="float" office:value="45948.41" calcext:value-type="float">
            <text:p>45948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43197.53" calcext:value-type="float">
            <text:p>$43,197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53497.16" calcext:value-type="float">
            <text:p>$53,49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64123.13" calcext:value-type="float">
            <text:p>$64,1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66946.16" calcext:value-type="float">
            <text:p>$66,946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70945.49" calcext:value-type="float">
            <text:p>$70,945.49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75123.94" calcext:value-type="float">
            <text:p>$75,123.9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72948.61" calcext:value-type="float">
            <text:p>$72,948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80349.68" calcext:value-type="float">
            <text:p>$80,349.6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81687.63" calcext:value-type="float">
            <text:p>$81,687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82658.69" calcext:value-type="float">
            <text:p>$82,658.69</text:p>
          </table:table-cell>
          <table:table-cell office:value-type="string" calcext:value-type="string">
            <text:p>CAD</text:p>
          </table:table-cell>
        </table:table-row>
      </table:table>
      <table:table table:name="House value" table:style-name="ta4">
        <table:table-column table:style-name="co12" table:default-cell-style-name="ce10"/>
        <table:table-column table:style-name="co11" table:default-cell-style-name="ce11"/>
        <table:table-column table:style-name="co13" table:default-cell-style-name="ce13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table:table-column table:style-name="co11" table:default-cell-style-name="ce10"/>
        <table:table-column table:style-name="co11" table:default-cell-style-name="ce11"/>
        <table:table-column table:style-name="co14" table:default-cell-style-name="ce13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4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4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office:forms form:automatic-focus="false" form:apply-design-mode="false"/>
        <table:table-column table:style-name="co11" table:default-cell-style-name="ce10"/>
        <table:table-column table:style-name="co11" table:default-cell-style-name="ce16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11" office:value-type="date" office:date-value="2022-12-02" calcext:value-type="date">
            <text:p>2022-12-02</text:p>
          </table:table-cell>
          <table:table-cell table:style-name="ce13" office:value-type="float" office:value="1" calcext:value-type="float">
            <text:p>$1.00</text:p>
          </table:table-cell>
          <table:table-cell table:style-name="ce13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itcoin" table:style-name="ta4">
        <table:table-column table:style-name="co11" table:default-cell-style-name="ce10"/>
        <table:table-column table:style-name="co11" table:default-cell-style-name="ce11"/>
        <table:table-column table:style-name="co14" table:default-cell-style-name="ce13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4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4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table:table-column table:style-name="co11" table:default-cell-style-name="ce10"/>
        <table:table-column table:style-name="co11" table:default-cell-style-name="ce11"/>
        <table:table-column table:style-name="co14" table:default-cell-style-name="ce13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300.31" calcext:value-type="float">
            <text:p>$3,300.31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3400.23" calcext:value-type="float">
            <text:p>$3,400.2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4" office:value-type="date" office:date-value="2024-05-09" calcext:value-type="date">
            <text:p>2024-05-09</text:p>
          </table:table-cell>
          <table:table-cell table:style-name="Default" office:value-type="float" office:value="3500.13" calcext:value-type="float">
            <text:p>3500.1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4" office:value-type="date" office:date-value="2024-08-11" calcext:value-type="date">
            <text:p>2024-08-11</text:p>
          </table:table-cell>
          <table:table-cell table:style-name="Default" office:value-type="float" office:value="3605.45" calcext:value-type="float">
            <text:p>3605.45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3232.15" calcext:value-type="float">
            <text:p>$3,232.15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text>$</number:text>
      <number:number number:decimal-places="2" number:min-decimal-places="2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date-style style:name="N10136" number:language="en" number:country="US">
      <number:month number:textual="true"/>
      <number:text>-</number:text>
      <number:year/>
    </number:date-style>
    <number:number-style style:name="N1014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hours/>
      <number:text>:</number:text>
      <number:minutes number:style="long"/>
    </number:time-style>
    <number:date-style style:name="N10142" number:language="en" number:country="US">
      <number:day/>
      <number:text>-</number:text>
      <number:month number:textual="true"/>
    </number:date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7T13:36:44.677584540</dc:date>
    <meta:editing-duration>PT52M43S</meta:editing-duration>
    <meta:editing-cycles>22</meta:editing-cycles>
    <meta:document-statistic meta:table-count="10" meta:cell-count="1037" meta:object-count="0"/>
  </office:meta>
</office:document-meta>
</file>